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30" style:family="paragraph" style:parent-style-name="Table_20_Contents">
      <style:text-properties officeooo:rsid="001bfdc6" officeooo:paragraph-rsid="001bfdc6"/>
    </style:style>
    <style:style style:name="P31" style:family="paragraph" style:parent-style-name="Table_20_Contents">
      <style:text-properties officeooo:rsid="001ce5eb" officeooo:paragraph-rsid="001ce5eb"/>
    </style:style>
    <style:style style:name="P32" style:family="paragraph" style:parent-style-name="Table_20_Contents">
      <style:text-properties officeooo:rsid="0020e66a" officeooo:paragraph-rsid="0020e66a"/>
    </style:style>
    <style:style style:name="P33" style:family="paragraph" style:parent-style-name="Table_20_Contents">
      <style:text-properties officeooo:rsid="0020e66a" officeooo:paragraph-rsid="002f44c1"/>
    </style:style>
    <style:style style:name="P34" style:family="paragraph" style:parent-style-name="Table_20_Contents">
      <style:text-properties officeooo:paragraph-rsid="001ce5eb"/>
    </style:style>
    <style:style style:name="P35" style:family="paragraph" style:parent-style-name="Table_20_Contents">
      <style:text-properties officeooo:rsid="001ce5eb" officeooo:paragraph-rsid="001ce5eb" fo:background-color="transparent"/>
    </style:style>
    <style:style style:name="P36" style:family="paragraph" style:parent-style-name="Table_20_Contents">
      <style:text-properties officeooo:rsid="002bb31e" officeooo:paragraph-rsid="002bb31e"/>
    </style:style>
    <style:style style:name="P37" style:family="paragraph" style:parent-style-name="Table_20_Contents">
      <style:text-properties officeooo:rsid="002c1bbf" officeooo:paragraph-rsid="002c1bbf"/>
    </style:style>
    <style:style style:name="P38" style:family="paragraph" style:parent-style-name="Table_20_Contents">
      <style:text-properties officeooo:rsid="002da303" officeooo:paragraph-rsid="002da303"/>
    </style:style>
    <style:style style:name="P39" style:family="paragraph" style:parent-style-name="Table_20_Contents">
      <style:text-properties officeooo:rsid="002da303" officeooo:paragraph-rsid="0020e66a"/>
    </style:style>
    <style:style style:name="P40" style:family="paragraph" style:parent-style-name="Table_20_Contents">
      <style:text-properties officeooo:rsid="002f44c1" officeooo:paragraph-rsid="002f44c1"/>
    </style:style>
    <style:style style:name="P41" style:family="paragraph" style:parent-style-name="Table_20_Contents">
      <style:text-properties officeooo:rsid="00327015" officeooo:paragraph-rsid="00327015"/>
    </style:style>
    <style:style style:name="P42" style:family="paragraph" style:parent-style-name="Table_20_Contents">
      <style:text-properties officeooo:rsid="003355a3" officeooo:paragraph-rsid="003355a3"/>
    </style:style>
    <style:style style:name="P43" style:family="paragraph" style:parent-style-name="Table_20_Contents">
      <style:text-properties officeooo:rsid="003547a5" officeooo:paragraph-rsid="003547a5"/>
    </style:style>
    <style:style style:name="P44" style:family="paragraph" style:parent-style-name="Table_20_Contents">
      <style:text-properties officeooo:rsid="0039d373" officeooo:paragraph-rsid="0039d373"/>
    </style:style>
    <style:style style:name="P45" style:family="paragraph" style:parent-style-name="Table_20_Contents">
      <style:text-properties officeooo:rsid="003d3227" officeooo:paragraph-rsid="003d3227"/>
    </style:style>
    <style:style style:name="P46" style:family="paragraph" style:parent-style-name="Table_20_Contents">
      <style:text-properties officeooo:rsid="003e058c" officeooo:paragraph-rsid="003e058c"/>
    </style:style>
    <style:style style:name="P47" style:family="paragraph" style:parent-style-name="Table_20_Contents">
      <style:text-properties officeooo:rsid="003e058c" officeooo:paragraph-rsid="0049d9a3"/>
    </style:style>
    <style:style style:name="P48" style:family="paragraph" style:parent-style-name="Table_20_Contents">
      <style:text-properties officeooo:rsid="003ef708" officeooo:paragraph-rsid="003ef708"/>
    </style:style>
    <style:style style:name="P49" style:family="paragraph" style:parent-style-name="Table_20_Contents">
      <style:text-properties officeooo:rsid="0049d9a3" officeooo:paragraph-rsid="0049d9a3"/>
    </style:style>
    <style:style style:name="P50" style:family="paragraph" style:parent-style-name="Table_20_Contents">
      <style:text-properties officeooo:rsid="004a2bdb" officeooo:paragraph-rsid="004a2bdb"/>
    </style:style>
    <style:style style:name="P51" style:family="paragraph" style:parent-style-name="Table_20_Contents">
      <style:text-properties officeooo:rsid="004d7ee5" officeooo:paragraph-rsid="004d7ee5"/>
    </style:style>
    <style:style style:name="P52" style:family="paragraph" style:parent-style-name="Table_20_Contents">
      <style:text-properties officeooo:rsid="00572d39" officeooo:paragraph-rsid="00572d39"/>
    </style:style>
    <style:style style:name="P53" style:family="paragraph" style:parent-style-name="Table_20_Contents">
      <style:text-properties officeooo:rsid="005f13b1" officeooo:paragraph-rsid="005f13b1"/>
    </style:style>
    <style:style style:name="P54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30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30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30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30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1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1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2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2">Andrea</text:p>
          </table:table-cell>
        </table:table-row>
        <table:table-row>
          <table:table-cell table:style-name="Tabella1.A8" office:value-type="string">
            <text:p text:style-name="P29">7</text:p>
          </table:table-cell>
          <table:table-cell table:style-name="Tabella1.A8" office:value-type="string">
            <text:p text:style-name="P35">Doodle for second weekly meeting</text:p>
          </table:table-cell>
          <table:table-cell table:style-name="Tabella1.A8" office:value-type="string">
            <text:p text:style-name="P28">08/11/2013</text:p>
          </table:table-cell>
          <table:table-cell table:style-name="Tabella1.D8" office:value-type="string">
            <text:p text:style-name="P35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1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30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1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1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30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30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30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30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30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30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30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30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2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2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1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1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2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1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1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6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6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30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30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30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6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6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6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6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6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7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2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2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7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2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1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4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1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4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8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8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2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2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30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0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30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30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8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2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3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40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1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1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8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9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2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2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8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30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30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30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30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8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3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3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8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8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8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8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4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4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4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4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4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4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4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4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4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4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4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4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4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4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8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8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4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4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4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5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5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6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6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6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9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9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50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0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7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50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0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50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1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50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50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50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50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50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50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50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50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2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2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2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2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2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2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2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2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2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2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07</text:p>
          </table:table-cell>
          <table:table-cell table:style-name="Tabella1.A8" office:value-type="string">
            <text:p text:style-name="P52">Minutes of Meeting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2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2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2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2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11</text:p>
          </table:table-cell>
          <table:table-cell table:style-name="Tabella1.A8" office:value-type="string">
            <text:p text:style-name="P52">Class Lectur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12</text:p>
          </table:table-cell>
          <table:table-cell table:style-name="Tabella1.A8" office:value-type="string">
            <text:p text:style-name="P52">Status Report Presentation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13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25" office:value-type="string">
            <text:p text:style-name="P25">114</text:p>
          </table:table-cell>
          <table:table-cell table:style-name="Tabella1.A25" office:value-type="string">
            <text:p text:style-name="P52">Group Meeting</text:p>
          </table:table-cell>
          <table:table-cell table:style-name="Tabella1.A25" office:value-type="string">
            <text:p text:style-name="P26">0<text:span text:style-name="T22">5</text:span>/12/2013</text:p>
          </table:table-cell>
          <table:table-cell table:style-name="Tabella1.D25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2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2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Dzana + Nikola + Miraldi</text:p>
          </table:table-cell>
        </table:table-row>
        <table:table-row>
          <table:table-cell table:style-name="Tabella1.A8" office:value-type="string">
            <text:p text:style-name="P25">117</text:p>
          </table:table-cell>
          <table:table-cell table:style-name="Tabella1.A8" office:value-type="string">
            <text:p text:style-name="P52">Work on Math Engin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8" office:value-type="string">
            <text:p text:style-name="P25">118</text:p>
          </table:table-cell>
          <table:table-cell table:style-name="Tabella1.A8" office:value-type="string">
            <text:p text:style-name="P52">Work on Calculation Controller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8" office:value-type="string">
            <text:p text:style-name="P25">119</text:p>
          </table:table-cell>
          <table:table-cell table:style-name="Tabella1.A8" office:value-type="string">
            <text:p text:style-name="P52">Work on Calculated Dat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25" office:value-type="string">
            <text:p text:style-name="P25">120</text:p>
          </table:table-cell>
          <table:table-cell table:style-name="Tabella1.A25" office:value-type="string">
            <text:p text:style-name="P52">Minutes of Meeting</text:p>
          </table:table-cell>
          <table:table-cell table:style-name="Tabella1.A25" office:value-type="string">
            <text:p text:style-name="P26">0<text:span text:style-name="T22">6</text:span>/12/2013</text:p>
          </table:table-cell>
          <table:table-cell table:style-name="Tabella1.D25" office:value-type="string">
            <text:p text:style-name="P52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2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2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Dzana + Nikola + Andrea + Lorenzo</text:p>
          </table:table-cell>
        </table:table-row>
        <table:table-row>
          <table:table-cell table:style-name="Tabella1.A8" office:value-type="string">
            <text:p text:style-name="P25">123</text:p>
          </table:table-cell>
          <table:table-cell table:style-name="Tabella1.A8" office:value-type="string">
            <text:p text:style-name="P52">JUnit Classes for Math Engine v 1.0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Miraldi + Andrea</text:p>
          </table:table-cell>
        </table:table-row>
        <table:table-row>
          <table:table-cell table:style-name="Tabella1.A8" office:value-type="string">
            <text:p text:style-name="P27">124</text:p>
          </table:table-cell>
          <table:table-cell table:style-name="Tabella1.A8" office:value-type="string">
            <text:p text:style-name="P53">Week Report W49</text:p>
          </table:table-cell>
          <table:table-cell table:style-name="Tabella1.A8" office:value-type="string">
            <text:p text:style-name="P27">08/12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8" office:value-type="string">
            <text:p text:style-name="P27">125</text:p>
          </table:table-cell>
          <table:table-cell table:style-name="Tabella1.A8" office:value-type="string">
            <text:p text:style-name="P53">Summary Week Report W49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7">126</text:p>
          </table:table-cell>
          <table:table-cell table:style-name="Tabella1.A8" office:value-type="string">
            <text:p text:style-name="P53">Meeting Agenda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7">127</text:p>
          </table:table-cell>
          <table:table-cell table:style-name="Tabella1.A8" office:value-type="string">
            <text:p text:style-name="P53">Group Meeting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129" office:value-type="string">
            <text:p text:style-name="P27">128</text:p>
          </table:table-cell>
          <table:table-cell table:style-name="Tabella1.A129" office:value-type="string">
            <text:p text:style-name="P53">User System Authentication</text:p>
          </table:table-cell>
          <table:table-cell table:style-name="Tabella1.A129" office:value-type="string">
            <text:p text:style-name="P27">09/12/2013</text:p>
          </table:table-cell>
          <table:table-cell table:style-name="Tabella1.D129" office:value-type="string">
            <text:p text:style-name="P53">Jorn</text:p>
          </table:table-cell>
        </table:table-row>
        <table:table-row>
          <table:table-cell table:style-name="Tabella1.A129" office:value-type="string">
            <text:p text:style-name="P27">129</text:p>
          </table:table-cell>
          <table:table-cell table:style-name="Tabella1.A129" office:value-type="string">
            <text:p text:style-name="P53">Finalize Math Engine</text:p>
          </table:table-cell>
          <table:table-cell table:style-name="Tabella1.A129" office:value-type="string">
            <text:p text:style-name="P27">10/12/2013</text:p>
          </table:table-cell>
          <table:table-cell table:style-name="Tabella1.D129" office:value-type="string">
            <text:p text:style-name="P53">Lorenzo + Andrea</text:p>
          </table:table-cell>
        </table:table-row>
        <table:table-row>
          <table:table-cell table:style-name="Tabella1.A129" office:value-type="string">
            <text:p text:style-name="P27">130</text:p>
          </table:table-cell>
          <table:table-cell table:style-name="Tabella1.A129" office:value-type="string">
            <text:p text:style-name="P53">Finalize Calculation Controller</text:p>
          </table:table-cell>
          <table:table-cell table:style-name="Tabella1.A129" office:value-type="string">
            <text:p text:style-name="P27">10/12/2013</text:p>
          </table:table-cell>
          <table:table-cell table:style-name="Tabella1.D129" office:value-type="string">
            <text:p text:style-name="P53">Lorenzo + Andrea</text:p>
          </table:table-cell>
        </table:table-row>
        <table:table-row>
          <table:table-cell table:style-name="Tabella1.A129" office:value-type="string">
            <text:p text:style-name="P27">131</text:p>
          </table:table-cell>
          <table:table-cell table:style-name="Tabella1.A129" office:value-type="string">
            <text:p text:style-name="P53">Finalize Methods that permit to the Math Engine and to the Calculation Controller to write in the DB</text:p>
          </table:table-cell>
          <table:table-cell table:style-name="Tabella1.A129" office:value-type="string">
            <text:p text:style-name="P27">10/12/2013</text:p>
          </table:table-cell>
          <table:table-cell table:style-name="Tabella1.D129" office:value-type="string">
            <text:p text:style-name="P53">Jorn + Marko</text:p>
          </table:table-cell>
        </table:table-row>
        <table:table-row>
          <table:table-cell table:style-name="Tabella1.A129" office:value-type="string">
            <text:p text:style-name="P27">132</text:p>
          </table:table-cell>
          <table:table-cell table:style-name="Tabella1.A129" office:value-type="string">
            <text:p text:style-name="P53">Customers Meeting</text:p>
          </table:table-cell>
          <table:table-cell table:style-name="Tabella1.A129" office:value-type="string">
            <text:p text:style-name="P27">10/12/2013</text:p>
          </table:table-cell>
          <table:table-cell table:style-name="Tabella1.D129" office:value-type="string">
            <text:p text:style-name="P53">Andrea + Lorenzo</text:p>
          </table:table-cell>
        </table:table-row>
        <text:soft-page-break/>
        <table:table-row>
          <table:table-cell table:style-name="Tabella1.A129" office:value-type="string">
            <text:p text:style-name="P27">133</text:p>
          </table:table-cell>
          <table:table-cell table:style-name="Tabella1.A129" office:value-type="string">
            <text:p text:style-name="P53">Customers Meeting Summary</text:p>
          </table:table-cell>
          <table:table-cell table:style-name="Tabella1.A129" office:value-type="string">
            <text:p text:style-name="P27">10/12/2013</text:p>
          </table:table-cell>
          <table:table-cell table:style-name="Tabella1.D129" office:value-type="string">
            <text:p text:style-name="P53">Andrea</text:p>
          </table:table-cell>
        </table:table-row>
        <table:table-row>
          <table:table-cell table:style-name="Tabella1.A129" office:value-type="string">
            <text:p text:style-name="P27">134</text:p>
          </table:table-cell>
          <table:table-cell table:style-name="Tabella1.A129" office:value-type="string">
            <text:p text:style-name="P53">Minutes of Meeting</text:p>
          </table:table-cell>
          <table:table-cell table:style-name="Tabella1.A129" office:value-type="string">
            <text:p text:style-name="P27">10/12/2013</text:p>
          </table:table-cell>
          <table:table-cell table:style-name="Tabella1.D129" office:value-type="string">
            <text:p text:style-name="P53">Marko/Nikola</text:p>
          </table:table-cell>
        </table:table-row>
        <table:table-row>
          <table:table-cell table:style-name="Tabella1.A129" office:value-type="string">
            <text:p text:style-name="P27">135</text:p>
          </table:table-cell>
          <table:table-cell table:style-name="Tabella1.A129" office:value-type="string">
            <text:p text:style-name="P53">Validate Math Engine with tests and test classes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3">Miraldi + Lorenzo</text:p>
          </table:table-cell>
        </table:table-row>
        <table:table-row>
          <table:table-cell table:style-name="Tabella1.A129" office:value-type="string">
            <text:p text:style-name="P27">136</text:p>
          </table:table-cell>
          <table:table-cell table:style-name="Tabella1.A129" office:value-type="string">
            <text:p text:style-name="P53">Integrate the mathematical packet with the rest of the system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3">Lorenzo + Marko + Jorn</text:p>
          </table:table-cell>
        </table:table-row>
        <table:table-row>
          <table:table-cell table:style-name="Tabella1.A129" office:value-type="string">
            <text:p text:style-name="P27">137</text:p>
          </table:table-cell>
          <table:table-cell table:style-name="Tabella1.A129" office:value-type="string">
            <text:p text:style-name="P53">Supervisors Meeting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3">Andrea</text:p>
          </table:table-cell>
        </table:table-row>
        <table:table-row>
          <table:table-cell table:style-name="Tabella1.A129" office:value-type="string">
            <text:p text:style-name="P27">138</text:p>
          </table:table-cell>
          <table:table-cell table:style-name="Tabella1.A129" office:value-type="string">
            <text:p text:style-name="P53">Supervisors Meeting Summary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3">Andrea</text:p>
          </table:table-cell>
        </table:table-row>
        <table:table-row>
          <table:table-cell table:style-name="Tabella1.A129" office:value-type="string">
            <text:p text:style-name="P27">139</text:p>
          </table:table-cell>
          <table:table-cell table:style-name="Tabella1.A129" office:value-type="string">
            <text:p text:style-name="P53">Implementation of the historical web graphs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3">Dzana + Nikola</text:p>
          </table:table-cell>
        </table:table-row>
        <table:table-row>
          <table:table-cell table:style-name="Tabella1.A129" office:value-type="string">
            <text:p text:style-name="P27">140</text:p>
          </table:table-cell>
          <table:table-cell table:style-name="Tabella1.A129" office:value-type="string">
            <text:p text:style-name="P53">Run the whole system in the VM</text:p>
          </table:table-cell>
          <table:table-cell table:style-name="Tabella1.A129" office:value-type="string">
            <text:p text:style-name="P27">11/12/2013</text:p>
          </table:table-cell>
          <table:table-cell table:style-name="Tabella1.D129" office:value-type="string">
            <text:p text:style-name="P53">Marko</text:p>
          </table:table-cell>
        </table:table-row>
        <table:table-row>
          <table:table-cell table:style-name="Tabella1.A129" office:value-type="string">
            <text:p text:style-name="P27">141</text:p>
          </table:table-cell>
          <table:table-cell table:style-name="Tabella1.A129" office:value-type="string">
            <text:p text:style-name="P53">Meeting Agenda</text:p>
          </table:table-cell>
          <table:table-cell table:style-name="Tabella1.A129" office:value-type="string">
            <text:p text:style-name="P27">12/12/2013</text:p>
          </table:table-cell>
          <table:table-cell table:style-name="Tabella1.D129" office:value-type="string">
            <text:p text:style-name="P53">Andrea</text:p>
          </table:table-cell>
        </table:table-row>
        <table:table-row>
          <table:table-cell table:style-name="Tabella1.A129" office:value-type="string">
            <text:p text:style-name="P27">142</text:p>
          </table:table-cell>
          <table:table-cell table:style-name="Tabella1.A129" office:value-type="string">
            <text:p text:style-name="P53">Group Meeting</text:p>
          </table:table-cell>
          <table:table-cell table:style-name="Tabella1.A129" office:value-type="string">
            <text:p text:style-name="P27">12/12/2013</text:p>
          </table:table-cell>
          <table:table-cell table:style-name="Tabella1.D129" office:value-type="string">
            <text:p text:style-name="P53">All</text:p>
          </table:table-cell>
        </table:table-row>
        <table:table-row>
          <table:table-cell table:style-name="Tabella1.A129" office:value-type="string">
            <text:p text:style-name="P27">143</text:p>
          </table:table-cell>
          <table:table-cell table:style-name="Tabella1.A129" office:value-type="string">
            <text:p text:style-name="P53">Minutes of Meeting</text:p>
          </table:table-cell>
          <table:table-cell table:style-name="Tabella1.A129" office:value-type="string">
            <text:p text:style-name="P27">13/12/2013</text:p>
          </table:table-cell>
          <table:table-cell table:style-name="Tabella1.D129" office:value-type="string">
            <text:p text:style-name="P53">Marko/Nikola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09T18:42:09.69</dc:date>
    <meta:editing-duration>PT2H5M2S</meta:editing-duration>
    <meta:editing-cycles>74</meta:editing-cycles>
    <meta:generator>LibreOffice/4.0.5.2$Windows_x86 LibreOffice_project/5464147a081647a250913f19c0715bca595af2f</meta:generator>
    <meta:document-statistic meta:table-count="1" meta:image-count="0" meta:object-count="0" meta:page-count="5" meta:paragraph-count="576" meta:word-count="1152" meta:character-count="7175" meta:non-whitespace-character-count="6597"/>
  </office:meta>
</office:document-meta>
</file>